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Text_20_body">
      <style:text-properties officeooo:rsid="0073c62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e5f75"/>
    </style:style>
    <style:style style:name="T2" style:family="text">
      <style:text-properties officeooo:rsid="0073c62d"/>
    </style:style>
    <style:style style:name="T3" style:family="text">
      <style:text-properties officeooo:rsid="00756aa0"/>
    </style:style>
    <style:style style:name="T4" style:family="text">
      <style:text-properties officeooo:rsid="0077614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3">PINS </text:span>library<text:bookmark-end text:name="__RefHeading___Toc3317_2360898907"/></text:p>
      <text:p text:style-name="P5"><text:span text:style-name="T3">Interface to hardware specific IO</text:span>.</text:p>
      <text:p text:style-name="P3"><text:span text:style-name="T4">31</text:span>.<text:span text:style-name="T4">10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31T12:42:34.394521531</dc:date>
    <meta:editing-duration>PT2H1M59S</meta:editing-duration>
    <meta:editing-cycles>87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5" meta:character-count="106" meta:non-whitespace-character-count="95"/>
  </office:meta>
</office:document-meta>
</file>